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Jessy</text:p>
          </table:table-cell>
          <table:table-cell table:formula="of:=CONCATENATE(&quot;mv &quot;; [.A1];&quot;.pdf&quot;;&quot; &quot;;[.C1];&quot;.pdf&quot;)" office:value-type="string" office:string-value="mv 01.pdf Jessy.pdf" calcext:value-type="string">
            <text:p>mv 01.pdf Jessy.pdf</text:p>
          </table:table-cell>
          <table:table-cell/>
          <table:table-cell table:formula="of:=CONCATENATE(&quot;- [&quot;;[.B1];&quot;]&quot;;&quot;(&quot;;&quot;https://gotmax23.github.io/8G-Bingo-Cards/cards/&quot;;;[.C1];&quot;.pdf)&quot;)" office:value-type="string" office:string-value="- [Jessy](https://gotmax23.github.io/8G-Bingo-Cards/cards/Jessy.pdf)" calcext:value-type="string">
            <text:p>- [Jessy](https://gotmax23.github.io/8G-Bingo-Cards/cards/Jessy.pdf)</text:p>
          </table:table-cell>
          <table:table-cell table:number-columns-repeated="4"/>
          <table:table-cell office:value-type="string" calcext:value-type="string">
            <text:p>rename 's/Hoddesden/Hoddesdan/' *.jpg</text:p>
          </table:table-cell>
          <table:table-cell table:number-columns-repeated="2"/>
          <table:table-cell office:value-type="string" calcext:value-type="string">
            <text:p>mv 01.pdf 'Jessy.pdf'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Adina</text:p>
          </table:table-cell>
          <table:table-cell table:formula="of:=CONCATENATE(&quot;mv &quot;; [.A2];&quot;.pdf&quot;;&quot; &quot;;[.C2];&quot;.pdf&quot;)" office:value-type="string" office:string-value="mv 02.pdf Adina.pdf" calcext:value-type="string">
            <text:p>mv 02.pdf Adina.pdf</text:p>
          </table:table-cell>
          <table:table-cell/>
          <table:table-cell table:formula="of:=CONCATENATE(&quot;- [&quot;;[.B2];&quot;]&quot;;&quot;(&quot;;&quot;https://gotmax23.github.io/8G-Bingo-Cards/cards/&quot;;;[.C2];&quot;.pdf)&quot;)" office:value-type="string" office:string-value="- [Adina](https://gotmax23.github.io/8G-Bingo-Cards/cards/Adina.pdf)" calcext:value-type="string">
            <text:p>- [Adina](https://gotmax23.github.io/8G-Bingo-Cards/cards/Adina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ia B</text:p>
          </table:table-cell>
          <table:table-cell office:value-type="string" calcext:value-type="string">
            <text:p>Mia_B</text:p>
          </table:table-cell>
          <table:table-cell table:formula="of:=CONCATENATE(&quot;mv &quot;; [.A3];&quot;.pdf&quot;;&quot; &quot;;[.C3];&quot;.pdf&quot;)" office:value-type="string" office:string-value="mv 03.pdf Mia_B.pdf" calcext:value-type="string">
            <text:p>mv 03.pdf Mia_B.pdf</text:p>
          </table:table-cell>
          <table:table-cell/>
          <table:table-cell table:formula="of:=CONCATENATE(&quot;- [&quot;;[.B3];&quot;]&quot;;&quot;(&quot;;&quot;https://gotmax23.github.io/8G-Bingo-Cards/cards/&quot;;;[.C3];&quot;.pdf)&quot;)" office:value-type="string" office:string-value="- [Mia B](https://gotmax23.github.io/8G-Bingo-Cards/cards/Mia_B.pdf)" calcext:value-type="string">
            <text:p>- [Mia B](https://gotmax23.github.io/8G-Bingo-Cards/cards/Mia_B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Samara</text:p>
          </table:table-cell>
          <table:table-cell table:formula="of:=CONCATENATE(&quot;mv &quot;; [.A4];&quot;.pdf&quot;;&quot; &quot;;[.C4];&quot;.pdf&quot;)" office:value-type="string" office:string-value="mv 04.pdf Samara.pdf" calcext:value-type="string">
            <text:p>mv 04.pdf Samara.pdf</text:p>
          </table:table-cell>
          <table:table-cell/>
          <table:table-cell table:formula="of:=CONCATENATE(&quot;- [&quot;;[.B4];&quot;]&quot;;&quot;(&quot;;&quot;https://gotmax23.github.io/8G-Bingo-Cards/cards/&quot;;;[.C4];&quot;.pdf)&quot;)" office:value-type="string" office:string-value="- [Samara](https://gotmax23.github.io/8G-Bingo-Cards/cards/Samara.pdf)" calcext:value-type="string">
            <text:p>- [Samara](https://gotmax23.github.io/8G-Bingo-Cards/cards/Samara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Adi</text:p>
          </table:table-cell>
          <table:table-cell table:formula="of:=CONCATENATE(&quot;mv &quot;; [.A5];&quot;.pdf&quot;;&quot; &quot;;[.C5];&quot;.pdf&quot;)" office:value-type="string" office:string-value="mv 05.pdf Adi.pdf" calcext:value-type="string">
            <text:p>mv 05.pdf Adi.pdf</text:p>
          </table:table-cell>
          <table:table-cell/>
          <table:table-cell table:formula="of:=CONCATENATE(&quot;- [&quot;;[.B5];&quot;]&quot;;&quot;(&quot;;&quot;https://gotmax23.github.io/8G-Bingo-Cards/cards/&quot;;;[.C5];&quot;.pdf)&quot;)" office:value-type="string" office:string-value="- [Adi](https://gotmax23.github.io/8G-Bingo-Cards/cards/Adi.pdf)" calcext:value-type="string">
            <text:p>- [Adi](https://gotmax23.github.io/8G-Bingo-Cards/cards/Adi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Peyton</text:p>
          </table:table-cell>
          <table:table-cell table:formula="of:=CONCATENATE(&quot;mv &quot;; [.A6];&quot;.pdf&quot;;&quot; &quot;;[.C6];&quot;.pdf&quot;)" office:value-type="string" office:string-value="mv 06.pdf Peyton.pdf" calcext:value-type="string">
            <text:p>mv 06.pdf Peyton.pdf</text:p>
          </table:table-cell>
          <table:table-cell/>
          <table:table-cell table:formula="of:=CONCATENATE(&quot;- [&quot;;[.B6];&quot;]&quot;;&quot;(&quot;;&quot;https://gotmax23.github.io/8G-Bingo-Cards/cards/&quot;;;[.C6];&quot;.pdf)&quot;)" office:value-type="string" office:string-value="- [Peyton](https://gotmax23.github.io/8G-Bingo-Cards/cards/Peyton.pdf)" calcext:value-type="string">
            <text:p>- [Peyton](https://gotmax23.github.io/8G-Bingo-Cards/cards/Peyton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Asher</text:p>
          </table:table-cell>
          <table:table-cell table:formula="of:=CONCATENATE(&quot;mv &quot;; [.A7];&quot;.pdf&quot;;&quot; &quot;;[.C7];&quot;.pdf&quot;)" office:value-type="string" office:string-value="mv 07.pdf Asher.pdf" calcext:value-type="string">
            <text:p>mv 07.pdf Asher.pdf</text:p>
          </table:table-cell>
          <table:table-cell/>
          <table:table-cell table:formula="of:=CONCATENATE(&quot;- [&quot;;[.B7];&quot;]&quot;;&quot;(&quot;;&quot;https://gotmax23.github.io/8G-Bingo-Cards/cards/&quot;;;[.C7];&quot;.pdf)&quot;)" office:value-type="string" office:string-value="- [Asher](https://gotmax23.github.io/8G-Bingo-Cards/cards/Asher.pdf)" calcext:value-type="string">
            <text:p>- [Asher](https://gotmax23.github.io/8G-Bingo-Cards/cards/Asher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Davita</text:p>
          </table:table-cell>
          <table:table-cell table:formula="of:=CONCATENATE(&quot;mv &quot;; [.A8];&quot;.pdf&quot;;&quot; &quot;;[.C8];&quot;.pdf&quot;)" office:value-type="string" office:string-value="mv 08.pdf Davita.pdf" calcext:value-type="string">
            <text:p>mv 08.pdf Davita.pdf</text:p>
          </table:table-cell>
          <table:table-cell/>
          <table:table-cell table:formula="of:=CONCATENATE(&quot;- [&quot;;[.B8];&quot;]&quot;;&quot;(&quot;;&quot;https://gotmax23.github.io/8G-Bingo-Cards/cards/&quot;;;[.C8];&quot;.pdf)&quot;)" office:value-type="string" office:string-value="- [Davita](https://gotmax23.github.io/8G-Bingo-Cards/cards/Davita.pdf)" calcext:value-type="string">
            <text:p>- [Davita](https://gotmax23.github.io/8G-Bingo-Cards/cards/Davita.pdf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Nati</text:p>
          </table:table-cell>
          <table:table-cell table:formula="of:=CONCATENATE(&quot;mv &quot;; [.A9];&quot;.pdf&quot;;&quot; &quot;;[.C9];&quot;.pdf&quot;)" office:value-type="string" office:string-value="mv 09.pdf Nati.pdf" calcext:value-type="string">
            <text:p>mv 09.pdf Nati.pdf</text:p>
          </table:table-cell>
          <table:table-cell/>
          <table:table-cell table:formula="of:=CONCATENATE(&quot;- [&quot;;[.B9];&quot;]&quot;;&quot;(&quot;;&quot;https://gotmax23.github.io/8G-Bingo-Cards/cards/&quot;;;[.C9];&quot;.pdf)&quot;)" office:value-type="string" office:string-value="- [Nati](https://gotmax23.github.io/8G-Bingo-Cards/cards/Nati.pdf)" calcext:value-type="string">
            <text:p>- [Nati](https://gotmax23.github.io/8G-Bingo-Cards/cards/Nati.pdf)</text:p>
          </table:table-cell>
          <table:table-cell table:number-columns-repeated="8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string" calcext:value-type="string">
            <text:p>Mia Feinberg</text:p>
          </table:table-cell>
          <table:table-cell office:value-type="string" calcext:value-type="string">
            <text:p>Mia_Feinberg</text:p>
          </table:table-cell>
          <table:table-cell table:formula="of:=CONCATENATE(&quot;mv &quot;; [.A10];&quot;.pdf&quot;;&quot; &quot;;[.C10];&quot;.pdf&quot;)" office:value-type="string" office:string-value="mv 10.pdf Mia_Feinberg.pdf" calcext:value-type="string">
            <text:p>mv 10.pdf Mia_Feinberg.pdf</text:p>
          </table:table-cell>
          <table:table-cell/>
          <table:table-cell table:formula="of:=CONCATENATE(&quot;- [&quot;;[.B10];&quot;]&quot;;&quot;(&quot;;&quot;https://gotmax23.github.io/8G-Bingo-Cards/cards/&quot;;;[.C10];&quot;.pdf)&quot;)" office:value-type="string" office:string-value="- [Mia Feinberg](https://gotmax23.github.io/8G-Bingo-Cards/cards/Mia_Feinberg.pdf)" calcext:value-type="string">
            <text:p>- [Mia Feinberg](https://gotmax23.github.io/8G-Bingo-Cards/cards/Mia_Feinberg.pdf)</text:p>
          </table:table-cell>
          <table:table-cell table:number-columns-repeated="8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table:number-columns-repeated="2" office:value-type="string" calcext:value-type="string">
            <text:p>Dalya</text:p>
          </table:table-cell>
          <table:table-cell table:formula="of:=CONCATENATE(&quot;mv &quot;; [.A11];&quot;.pdf&quot;;&quot; &quot;;[.C11];&quot;.pdf&quot;)" office:value-type="string" office:string-value="mv 11.pdf Dalya.pdf" calcext:value-type="string">
            <text:p>mv 11.pdf Dalya.pdf</text:p>
          </table:table-cell>
          <table:table-cell/>
          <table:table-cell table:formula="of:=CONCATENATE(&quot;- [&quot;;[.B11];&quot;]&quot;;&quot;(&quot;;&quot;https://gotmax23.github.io/8G-Bingo-Cards/cards/&quot;;;[.C11];&quot;.pdf)&quot;)" office:value-type="string" office:string-value="- [Dalya](https://gotmax23.github.io/8G-Bingo-Cards/cards/Dalya.pdf)" calcext:value-type="string">
            <text:p>- [Dalya](https://gotmax23.github.io/8G-Bingo-Cards/cards/Dalya.pdf)</text:p>
          </table:table-cell>
          <table:table-cell table:number-columns-repeated="8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string" calcext:value-type="string">
            <text:p>Mia Friedland</text:p>
          </table:table-cell>
          <table:table-cell office:value-type="string" calcext:value-type="string">
            <text:p>Mia_Friedland</text:p>
          </table:table-cell>
          <table:table-cell table:formula="of:=CONCATENATE(&quot;mv &quot;; [.A12];&quot;.pdf&quot;;&quot; &quot;;[.C12];&quot;.pdf&quot;)" office:value-type="string" office:string-value="mv 12.pdf Mia_Friedland.pdf" calcext:value-type="string">
            <text:p>mv 12.pdf Mia_Friedland.pdf</text:p>
          </table:table-cell>
          <table:table-cell/>
          <table:table-cell table:formula="of:=CONCATENATE(&quot;- [&quot;;[.B12];&quot;]&quot;;&quot;(&quot;;&quot;https://gotmax23.github.io/8G-Bingo-Cards/cards/&quot;;;[.C12];&quot;.pdf)&quot;)" office:value-type="string" office:string-value="- [Mia Friedland](https://gotmax23.github.io/8G-Bingo-Cards/cards/Mia_Friedland.pdf)" calcext:value-type="string">
            <text:p>- [Mia Friedland](https://gotmax23.github.io/8G-Bingo-Cards/cards/Mia_Friedland.pdf)</text:p>
          </table:table-cell>
          <table:table-cell table:number-columns-repeated="8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table:number-columns-repeated="2" office:value-type="string" calcext:value-type="string">
            <text:p>Catie</text:p>
          </table:table-cell>
          <table:table-cell table:formula="of:=CONCATENATE(&quot;mv &quot;; [.A13];&quot;.pdf&quot;;&quot; &quot;;[.C13];&quot;.pdf&quot;)" office:value-type="string" office:string-value="mv 13.pdf Catie.pdf" calcext:value-type="string">
            <text:p>mv 13.pdf Catie.pdf</text:p>
          </table:table-cell>
          <table:table-cell/>
          <table:table-cell table:formula="of:=CONCATENATE(&quot;- [&quot;;[.B13];&quot;]&quot;;&quot;(&quot;;&quot;https://gotmax23.github.io/8G-Bingo-Cards/cards/&quot;;;[.C13];&quot;.pdf)&quot;)" office:value-type="string" office:string-value="- [Catie](https://gotmax23.github.io/8G-Bingo-Cards/cards/Catie.pdf)" calcext:value-type="string">
            <text:p>- [Catie](https://gotmax23.github.io/8G-Bingo-Cards/cards/Catie.pdf)</text:p>
          </table:table-cell>
          <table:table-cell table:number-columns-repeated="8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table:number-columns-repeated="2" office:value-type="string" calcext:value-type="string">
            <text:p>Ilana</text:p>
          </table:table-cell>
          <table:table-cell table:formula="of:=CONCATENATE(&quot;mv &quot;; [.A14];&quot;.pdf&quot;;&quot; &quot;;[.C14];&quot;.pdf&quot;)" office:value-type="string" office:string-value="mv 14.pdf Ilana.pdf" calcext:value-type="string">
            <text:p>mv 14.pdf Ilana.pdf</text:p>
          </table:table-cell>
          <table:table-cell/>
          <table:table-cell table:formula="of:=CONCATENATE(&quot;- [&quot;;[.B14];&quot;]&quot;;&quot;(&quot;;&quot;https://gotmax23.github.io/8G-Bingo-Cards/cards/&quot;;;[.C14];&quot;.pdf)&quot;)" office:value-type="string" office:string-value="- [Ilana](https://gotmax23.github.io/8G-Bingo-Cards/cards/Ilana.pdf)" calcext:value-type="string">
            <text:p>- [Ilana](https://gotmax23.github.io/8G-Bingo-Cards/cards/Ilana.pdf)</text:p>
          </table:table-cell>
          <table:table-cell table:number-columns-repeated="8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table:number-columns-repeated="2" office:value-type="string" calcext:value-type="string">
            <text:p>Maxwell</text:p>
          </table:table-cell>
          <table:table-cell table:formula="of:=CONCATENATE(&quot;mv &quot;; [.A15];&quot;.pdf&quot;;&quot; &quot;;[.C15];&quot;.pdf&quot;)" office:value-type="string" office:string-value="mv 15.pdf Maxwell.pdf" calcext:value-type="string">
            <text:p>mv 15.pdf Maxwell.pdf</text:p>
          </table:table-cell>
          <table:table-cell/>
          <table:table-cell table:formula="of:=CONCATENATE(&quot;- [&quot;;[.B15];&quot;]&quot;;&quot;(&quot;;&quot;https://gotmax23.github.io/8G-Bingo-Cards/cards/&quot;;;[.C15];&quot;.pdf)&quot;)" office:value-type="string" office:string-value="- [Maxwell](https://gotmax23.github.io/8G-Bingo-Cards/cards/Maxwell.pdf)" calcext:value-type="string">
            <text:p>- [Maxwell](https://gotmax23.github.io/8G-Bingo-Cards/cards/Maxwell.pdf)</text:p>
          </table:table-cell>
          <table:table-cell table:number-columns-repeated="8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table:number-columns-repeated="2" office:value-type="string" calcext:value-type="string">
            <text:p>Mitchell</text:p>
          </table:table-cell>
          <table:table-cell table:formula="of:=CONCATENATE(&quot;mv &quot;; [.A16];&quot;.pdf&quot;;&quot; &quot;;[.C16];&quot;.pdf&quot;)" office:value-type="string" office:string-value="mv 16.pdf Mitchell.pdf" calcext:value-type="string">
            <text:p>mv 16.pdf Mitchell.pdf</text:p>
          </table:table-cell>
          <table:table-cell/>
          <table:table-cell table:formula="of:=CONCATENATE(&quot;- [&quot;;[.B16];&quot;]&quot;;&quot;(&quot;;&quot;https://gotmax23.github.io/8G-Bingo-Cards/cards/&quot;;;[.C16];&quot;.pdf)&quot;)" office:value-type="string" office:string-value="- [Mitchell](https://gotmax23.github.io/8G-Bingo-Cards/cards/Mitchell.pdf)" calcext:value-type="string">
            <text:p>- [Mitchell](https://gotmax23.github.io/8G-Bingo-Cards/cards/Mitchell.pdf)</text:p>
          </table:table-cell>
          <table:table-cell table:number-columns-repeated="8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table:number-columns-repeated="2" office:value-type="string" calcext:value-type="string">
            <text:p>Ezra</text:p>
          </table:table-cell>
          <table:table-cell table:formula="of:=CONCATENATE(&quot;mv &quot;; [.A17];&quot;.pdf&quot;;&quot; &quot;;[.C17];&quot;.pdf&quot;)" office:value-type="string" office:string-value="mv 17.pdf Ezra.pdf" calcext:value-type="string">
            <text:p>mv 17.pdf Ezra.pdf</text:p>
          </table:table-cell>
          <table:table-cell/>
          <table:table-cell table:formula="of:=CONCATENATE(&quot;- [&quot;;[.B17];&quot;]&quot;;&quot;(&quot;;&quot;https://gotmax23.github.io/8G-Bingo-Cards/cards/&quot;;;[.C17];&quot;.pdf)&quot;)" office:value-type="string" office:string-value="- [Ezra](https://gotmax23.github.io/8G-Bingo-Cards/cards/Ezra.pdf)" calcext:value-type="string">
            <text:p>- [Ezra](https://gotmax23.github.io/8G-Bingo-Cards/cards/Ezra.pdf)</text:p>
          </table:table-cell>
          <table:table-cell table:number-columns-repeated="8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table:number-columns-repeated="2" office:value-type="string" calcext:value-type="string">
            <text:p>Ryan</text:p>
          </table:table-cell>
          <table:table-cell table:formula="of:=CONCATENATE(&quot;mv &quot;; [.A18];&quot;.pdf&quot;;&quot; &quot;;[.C18];&quot;.pdf&quot;)" office:value-type="string" office:string-value="mv 18.pdf Ryan.pdf" calcext:value-type="string">
            <text:p>mv 18.pdf Ryan.pdf</text:p>
          </table:table-cell>
          <table:table-cell/>
          <table:table-cell table:formula="of:=CONCATENATE(&quot;- [&quot;;[.B18];&quot;]&quot;;&quot;(&quot;;&quot;https://gotmax23.github.io/8G-Bingo-Cards/cards/&quot;;;[.C18];&quot;.pdf)&quot;)" office:value-type="string" office:string-value="- [Ryan](https://gotmax23.github.io/8G-Bingo-Cards/cards/Ryan.pdf)" calcext:value-type="string">
            <text:p>- [Ryan](https://gotmax23.github.io/8G-Bingo-Cards/cards/Ryan.pdf)</text:p>
          </table:table-cell>
          <table:table-cell table:number-columns-repeated="8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table:number-columns-repeated="2" office:value-type="string" calcext:value-type="string">
            <text:p>Maya</text:p>
          </table:table-cell>
          <table:table-cell table:formula="of:=CONCATENATE(&quot;mv &quot;; [.A19];&quot;.pdf&quot;;&quot; &quot;;[.C19];&quot;.pdf&quot;)" office:value-type="string" office:string-value="mv 19.pdf Maya.pdf" calcext:value-type="string">
            <text:p>mv 19.pdf Maya.pdf</text:p>
          </table:table-cell>
          <table:table-cell/>
          <table:table-cell table:formula="of:=CONCATENATE(&quot;- [&quot;;[.B19];&quot;]&quot;;&quot;(&quot;;&quot;https://gotmax23.github.io/8G-Bingo-Cards/cards/&quot;;;[.C19];&quot;.pdf)&quot;)" office:value-type="string" office:string-value="- [Maya](https://gotmax23.github.io/8G-Bingo-Cards/cards/Maya.pdf)" calcext:value-type="string">
            <text:p>- [Maya](https://gotmax23.github.io/8G-Bingo-Cards/cards/Maya.pdf)</text:p>
          </table:table-cell>
          <table:table-cell table:number-columns-repeated="8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table:number-columns-repeated="2" office:value-type="string" calcext:value-type="string">
            <text:p>Adam</text:p>
          </table:table-cell>
          <table:table-cell table:formula="of:=CONCATENATE(&quot;mv &quot;; [.A20];&quot;.pdf&quot;;&quot; &quot;;[.C20];&quot;.pdf&quot;)" office:value-type="string" office:string-value="mv 20.pdf Adam.pdf" calcext:value-type="string">
            <text:p>mv 20.pdf Adam.pdf</text:p>
          </table:table-cell>
          <table:table-cell/>
          <table:table-cell table:formula="of:=CONCATENATE(&quot;- [&quot;;[.B20];&quot;]&quot;;&quot;(&quot;;&quot;https://gotmax23.github.io/8G-Bingo-Cards/cards/&quot;;;[.C20];&quot;.pdf)&quot;)" office:value-type="string" office:string-value="- [Adam](https://gotmax23.github.io/8G-Bingo-Cards/cards/Adam.pdf)" calcext:value-type="string">
            <text:p>- [Adam](https://gotmax23.github.io/8G-Bingo-Cards/cards/Adam.pdf)</text:p>
          </table:table-cell>
          <table:table-cell table:number-columns-repeated="8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table:number-columns-repeated="2" office:value-type="string" calcext:value-type="string">
            <text:p>Rotem</text:p>
          </table:table-cell>
          <table:table-cell table:formula="of:=CONCATENATE(&quot;mv &quot;; [.A21];&quot;.pdf&quot;;&quot; &quot;;[.C21];&quot;.pdf&quot;)" office:value-type="string" office:string-value="mv 21.pdf Rotem.pdf" calcext:value-type="string">
            <text:p>mv 21.pdf Rotem.pdf</text:p>
          </table:table-cell>
          <table:table-cell/>
          <table:table-cell table:formula="of:=CONCATENATE(&quot;- [&quot;;[.B21];&quot;]&quot;;&quot;(&quot;;&quot;https://gotmax23.github.io/8G-Bingo-Cards/cards/&quot;;;[.C21];&quot;.pdf)&quot;)" office:value-type="string" office:string-value="- [Rotem](https://gotmax23.github.io/8G-Bingo-Cards/cards/Rotem.pdf)" calcext:value-type="string">
            <text:p>- [Rotem](https://gotmax23.github.io/8G-Bingo-Cards/cards/Rotem.pdf)</text:p>
          </table:table-cell>
          <table:table-cell table:number-columns-repeated="8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table:number-columns-repeated="2" office:value-type="string" calcext:value-type="string">
            <text:p>Simon</text:p>
          </table:table-cell>
          <table:table-cell table:formula="of:=CONCATENATE(&quot;mv &quot;; [.A22];&quot;.pdf&quot;;&quot; &quot;;[.C22];&quot;.pdf&quot;)" office:value-type="string" office:string-value="mv 22.pdf Simon.pdf" calcext:value-type="string">
            <text:p>mv 22.pdf Simon.pdf</text:p>
          </table:table-cell>
          <table:table-cell/>
          <table:table-cell table:formula="of:=CONCATENATE(&quot;- [&quot;;[.B22];&quot;]&quot;;&quot;(&quot;;&quot;https://gotmax23.github.io/8G-Bingo-Cards/cards/&quot;;;[.C22];&quot;.pdf)&quot;)" office:value-type="string" office:string-value="- [Simon](https://gotmax23.github.io/8G-Bingo-Cards/cards/Simon.pdf)" calcext:value-type="string">
            <text:p>- [Simon](https://gotmax23.github.io/8G-Bingo-Cards/cards/Simon.pdf)</text:p>
          </table:table-cell>
          <table:table-cell table:number-columns-repeated="8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table:number-columns-repeated="2" office:value-type="string" calcext:value-type="string">
            <text:p>Annie</text:p>
          </table:table-cell>
          <table:table-cell table:formula="of:=CONCATENATE(&quot;mv &quot;; [.A23];&quot;.pdf&quot;;&quot; &quot;;[.C23];&quot;.pdf&quot;)" office:value-type="string" office:string-value="mv 23.pdf Annie.pdf" calcext:value-type="string">
            <text:p>mv 23.pdf Annie.pdf</text:p>
          </table:table-cell>
          <table:table-cell/>
          <table:table-cell table:formula="of:=CONCATENATE(&quot;- [&quot;;[.B23];&quot;]&quot;;&quot;(&quot;;&quot;https://gotmax23.github.io/8G-Bingo-Cards/cards/&quot;;;[.C23];&quot;.pdf)&quot;)" office:value-type="string" office:string-value="- [Annie](https://gotmax23.github.io/8G-Bingo-Cards/cards/Annie.pdf)" calcext:value-type="string">
            <text:p>- [Annie](https://gotmax23.github.io/8G-Bingo-Cards/cards/Annie.pdf)</text:p>
          </table:table-cell>
          <table:table-cell table:number-columns-repeated="8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table:number-columns-repeated="2" office:value-type="string" calcext:value-type="string">
            <text:p>Ruby</text:p>
          </table:table-cell>
          <table:table-cell table:formula="of:=CONCATENATE(&quot;mv &quot;; [.A24];&quot;.pdf&quot;;&quot; &quot;;[.C24];&quot;.pdf&quot;)" office:value-type="string" office:string-value="mv 24.pdf Ruby.pdf" calcext:value-type="string">
            <text:p>mv 24.pdf Ruby.pdf</text:p>
          </table:table-cell>
          <table:table-cell/>
          <table:table-cell table:formula="of:=CONCATENATE(&quot;- [&quot;;[.B24];&quot;]&quot;;&quot;(&quot;;&quot;https://gotmax23.github.io/8G-Bingo-Cards/cards/&quot;;;[.C24];&quot;.pdf)&quot;)" office:value-type="string" office:string-value="- [Ruby](https://gotmax23.github.io/8G-Bingo-Cards/cards/Ruby.pdf)" calcext:value-type="string">
            <text:p>- [Ruby](https://gotmax23.github.io/8G-Bingo-Cards/cards/Ruby.pdf)</text:p>
          </table:table-cell>
          <table:table-cell table:number-columns-repeated="8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table:number-columns-repeated="2" office:value-type="string" calcext:value-type="string">
            <text:p>Meira</text:p>
          </table:table-cell>
          <table:table-cell table:formula="of:=CONCATENATE(&quot;mv &quot;; [.A25];&quot;.pdf&quot;;&quot; &quot;;[.C25];&quot;.pdf&quot;)" office:value-type="string" office:string-value="mv 25.pdf Meira.pdf" calcext:value-type="string">
            <text:p>mv 25.pdf Meira.pdf</text:p>
          </table:table-cell>
          <table:table-cell/>
          <table:table-cell table:formula="of:=CONCATENATE(&quot;- [&quot;;[.B25];&quot;]&quot;;&quot;(&quot;;&quot;https://gotmax23.github.io/8G-Bingo-Cards/cards/&quot;;;[.C25];&quot;.pdf)&quot;)" office:value-type="string" office:string-value="- [Meira](https://gotmax23.github.io/8G-Bingo-Cards/cards/Meira.pdf)" calcext:value-type="string">
            <text:p>- [Meira](https://gotmax23.github.io/8G-Bingo-Cards/cards/Meira.pdf)</text:p>
          </table:table-cell>
          <table:table-cell table:number-columns-repeated="8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table:number-columns-repeated="2" office:value-type="string" calcext:value-type="string">
            <text:p>Talia</text:p>
          </table:table-cell>
          <table:table-cell table:formula="of:=CONCATENATE(&quot;mv &quot;; [.A26];&quot;.pdf&quot;;&quot; &quot;;[.C26];&quot;.pdf&quot;)" office:value-type="string" office:string-value="mv 26.pdf Talia.pdf" calcext:value-type="string">
            <text:p>mv 26.pdf Talia.pdf</text:p>
          </table:table-cell>
          <table:table-cell/>
          <table:table-cell table:formula="of:=CONCATENATE(&quot;- [&quot;;[.B26];&quot;]&quot;;&quot;(&quot;;&quot;https://gotmax23.github.io/8G-Bingo-Cards/cards/&quot;;;[.C26];&quot;.pdf)&quot;)" office:value-type="string" office:string-value="- [Talia](https://gotmax23.github.io/8G-Bingo-Cards/cards/Talia.pdf)" calcext:value-type="string">
            <text:p>- [Talia](https://gotmax23.github.io/8G-Bingo-Cards/cards/Talia.pdf)</text:p>
          </table:table-cell>
          <table:table-cell table:number-columns-repeated="8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string" calcext:value-type="string">
            <text:p>Jacob Perlen</text:p>
          </table:table-cell>
          <table:table-cell office:value-type="string" calcext:value-type="string">
            <text:p>Jacob_Perlen</text:p>
          </table:table-cell>
          <table:table-cell table:formula="of:=CONCATENATE(&quot;mv &quot;; [.A27];&quot;.pdf&quot;;&quot; &quot;;[.C27];&quot;.pdf&quot;)" office:value-type="string" office:string-value="mv 27.pdf Jacob_Perlen.pdf" calcext:value-type="string">
            <text:p>mv 27.pdf Jacob_Perlen.pdf</text:p>
          </table:table-cell>
          <table:table-cell/>
          <table:table-cell table:formula="of:=CONCATENATE(&quot;- [&quot;;[.B27];&quot;]&quot;;&quot;(&quot;;&quot;https://gotmax23.github.io/8G-Bingo-Cards/cards/&quot;;;[.C27];&quot;.pdf)&quot;)" office:value-type="string" office:string-value="- [Jacob Perlen](https://gotmax23.github.io/8G-Bingo-Cards/cards/Jacob_Perlen.pdf)" calcext:value-type="string">
            <text:p>- [Jacob Perlen](https://gotmax23.github.io/8G-Bingo-Cards/cards/Jacob_Perlen.pdf)</text:p>
          </table:table-cell>
          <table:table-cell table:number-columns-repeated="8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table:number-columns-repeated="2" office:value-type="string" calcext:value-type="string">
            <text:p>Rebecca</text:p>
          </table:table-cell>
          <table:table-cell table:formula="of:=CONCATENATE(&quot;mv &quot;; [.A28];&quot;.pdf&quot;;&quot; &quot;;[.C28];&quot;.pdf&quot;)" office:value-type="string" office:string-value="mv 28.pdf Rebecca.pdf" calcext:value-type="string">
            <text:p>mv 28.pdf Rebecca.pdf</text:p>
          </table:table-cell>
          <table:table-cell/>
          <table:table-cell table:formula="of:=CONCATENATE(&quot;- [&quot;;[.B28];&quot;]&quot;;&quot;(&quot;;&quot;https://gotmax23.github.io/8G-Bingo-Cards/cards/&quot;;;[.C28];&quot;.pdf)&quot;)" office:value-type="string" office:string-value="- [Rebecca](https://gotmax23.github.io/8G-Bingo-Cards/cards/Rebecca.pdf)" calcext:value-type="string">
            <text:p>- [Rebecca](https://gotmax23.github.io/8G-Bingo-Cards/cards/Rebecca.pdf)</text:p>
          </table:table-cell>
          <table:table-cell table:number-columns-repeated="8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table:number-columns-repeated="2" office:value-type="string" calcext:value-type="string">
            <text:p>Olivia</text:p>
          </table:table-cell>
          <table:table-cell table:formula="of:=CONCATENATE(&quot;mv &quot;; [.A29];&quot;.pdf&quot;;&quot; &quot;;[.C29];&quot;.pdf&quot;)" office:value-type="string" office:string-value="mv 29.pdf Olivia.pdf" calcext:value-type="string">
            <text:p>mv 29.pdf Olivia.pdf</text:p>
          </table:table-cell>
          <table:table-cell/>
          <table:table-cell table:formula="of:=CONCATENATE(&quot;- [&quot;;[.B29];&quot;]&quot;;&quot;(&quot;;&quot;https://gotmax23.github.io/8G-Bingo-Cards/cards/&quot;;;[.C29];&quot;.pdf)&quot;)" office:value-type="string" office:string-value="- [Olivia](https://gotmax23.github.io/8G-Bingo-Cards/cards/Olivia.pdf)" calcext:value-type="string">
            <text:p>- [Olivia](https://gotmax23.github.io/8G-Bingo-Cards/cards/Olivia.pdf)</text:p>
          </table:table-cell>
          <table:table-cell table:number-columns-repeated="8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table:number-columns-repeated="2" office:value-type="string" calcext:value-type="string">
            <text:p>Ben</text:p>
          </table:table-cell>
          <table:table-cell table:formula="of:=CONCATENATE(&quot;mv &quot;; [.A30];&quot;.pdf&quot;;&quot; &quot;;[.C30];&quot;.pdf&quot;)" office:value-type="string" office:string-value="mv 30.pdf Ben.pdf" calcext:value-type="string">
            <text:p>mv 30.pdf Ben.pdf</text:p>
          </table:table-cell>
          <table:table-cell/>
          <table:table-cell table:formula="of:=CONCATENATE(&quot;- [&quot;;[.B30];&quot;]&quot;;&quot;(&quot;;&quot;https://gotmax23.github.io/8G-Bingo-Cards/cards/&quot;;;[.C30];&quot;.pdf)&quot;)" office:value-type="string" office:string-value="- [Ben](https://gotmax23.github.io/8G-Bingo-Cards/cards/Ben.pdf)" calcext:value-type="string">
            <text:p>- [Ben](https://gotmax23.github.io/8G-Bingo-Cards/cards/Ben.pdf)</text:p>
          </table:table-cell>
          <table:table-cell table:number-columns-repeated="8"/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table:number-columns-repeated="2" office:value-type="string" calcext:value-type="string">
            <text:p>Hannah</text:p>
          </table:table-cell>
          <table:table-cell table:formula="of:=CONCATENATE(&quot;mv &quot;; [.A31];&quot;.pdf&quot;;&quot; &quot;;[.C31];&quot;.pdf&quot;)" office:value-type="string" office:string-value="mv 31.pdf Hannah.pdf" calcext:value-type="string">
            <text:p>mv 31.pdf Hannah.pdf</text:p>
          </table:table-cell>
          <table:table-cell/>
          <table:table-cell table:formula="of:=CONCATENATE(&quot;- [&quot;;[.B31];&quot;]&quot;;&quot;(&quot;;&quot;https://gotmax23.github.io/8G-Bingo-Cards/cards/&quot;;;[.C31];&quot;.pdf)&quot;)" office:value-type="string" office:string-value="- [Hannah](https://gotmax23.github.io/8G-Bingo-Cards/cards/Hannah.pdf)" calcext:value-type="string">
            <text:p>- [Hannah](https://gotmax23.github.io/8G-Bingo-Cards/cards/Hannah.pdf)</text:p>
          </table:table-cell>
          <table:table-cell table:number-columns-repeated="8"/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table:number-columns-repeated="2" office:value-type="string" calcext:value-type="string">
            <text:p>Yonah</text:p>
          </table:table-cell>
          <table:table-cell table:formula="of:=CONCATENATE(&quot;mv &quot;; [.A32];&quot;.pdf&quot;;&quot; &quot;;[.C32];&quot;.pdf&quot;)" office:value-type="string" office:string-value="mv 32.pdf Yonah.pdf" calcext:value-type="string">
            <text:p>mv 32.pdf Yonah.pdf</text:p>
          </table:table-cell>
          <table:table-cell/>
          <table:table-cell table:formula="of:=CONCATENATE(&quot;- [&quot;;[.B32];&quot;]&quot;;&quot;(&quot;;&quot;https://gotmax23.github.io/8G-Bingo-Cards/cards/&quot;;;[.C32];&quot;.pdf)&quot;)" office:value-type="string" office:string-value="- [Yonah](https://gotmax23.github.io/8G-Bingo-Cards/cards/Yonah.pdf)" calcext:value-type="string">
            <text:p>- [Yonah](https://gotmax23.github.io/8G-Bingo-Cards/cards/Yonah.pdf)</text:p>
          </table:table-cell>
          <table:table-cell table:number-columns-repeated="8"/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table:number-columns-repeated="2" office:value-type="string" calcext:value-type="string">
            <text:p>Jordana</text:p>
          </table:table-cell>
          <table:table-cell table:formula="of:=CONCATENATE(&quot;mv &quot;; [.A33];&quot;.pdf&quot;;&quot; &quot;;[.C33];&quot;.pdf&quot;)" office:value-type="string" office:string-value="mv 33.pdf Jordana.pdf" calcext:value-type="string">
            <text:p>mv 33.pdf Jordana.pdf</text:p>
          </table:table-cell>
          <table:table-cell/>
          <table:table-cell table:formula="of:=CONCATENATE(&quot;- [&quot;;[.B33];&quot;]&quot;;&quot;(&quot;;&quot;https://gotmax23.github.io/8G-Bingo-Cards/cards/&quot;;;[.C33];&quot;.pdf)&quot;)" office:value-type="string" office:string-value="- [Jordana](https://gotmax23.github.io/8G-Bingo-Cards/cards/Jordana.pdf)" calcext:value-type="string">
            <text:p>- [Jordana](https://gotmax23.github.io/8G-Bingo-Cards/cards/Jordana.pdf)</text:p>
          </table:table-cell>
          <table:table-cell table:number-columns-repeated="8"/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table:number-columns-repeated="2" office:value-type="string" calcext:value-type="string">
            <text:p>Issy</text:p>
          </table:table-cell>
          <table:table-cell table:formula="of:=CONCATENATE(&quot;mv &quot;; [.A34];&quot;.pdf&quot;;&quot; &quot;;[.C34];&quot;.pdf&quot;)" office:value-type="string" office:string-value="mv 34.pdf Issy.pdf" calcext:value-type="string">
            <text:p>mv 34.pdf Issy.pdf</text:p>
          </table:table-cell>
          <table:table-cell/>
          <table:table-cell table:formula="of:=CONCATENATE(&quot;- [&quot;;[.B34];&quot;]&quot;;&quot;(&quot;;&quot;https://gotmax23.github.io/8G-Bingo-Cards/cards/&quot;;;[.C34];&quot;.pdf)&quot;)" office:value-type="string" office:string-value="- [Issy](https://gotmax23.github.io/8G-Bingo-Cards/cards/Issy.pdf)" calcext:value-type="string">
            <text:p>- [Issy](https://gotmax23.github.io/8G-Bingo-Cards/cards/Issy.pdf)</text:p>
          </table:table-cell>
          <table:table-cell table:number-columns-repeated="8"/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table:number-columns-repeated="2" office:value-type="string" calcext:value-type="string">
            <text:p>Ophir</text:p>
          </table:table-cell>
          <table:table-cell table:formula="of:=CONCATENATE(&quot;mv &quot;; [.A35];&quot;.pdf&quot;;&quot; &quot;;[.C35];&quot;.pdf&quot;)" office:value-type="string" office:string-value="mv 35.pdf Ophir.pdf" calcext:value-type="string">
            <text:p>mv 35.pdf Ophir.pdf</text:p>
          </table:table-cell>
          <table:table-cell/>
          <table:table-cell table:formula="of:=CONCATENATE(&quot;- [&quot;;[.B35];&quot;]&quot;;&quot;(&quot;;&quot;https://gotmax23.github.io/8G-Bingo-Cards/cards/&quot;;;[.C35];&quot;.pdf)&quot;)" office:value-type="string" office:string-value="- [Ophir](https://gotmax23.github.io/8G-Bingo-Cards/cards/Ophir.pdf)" calcext:value-type="string">
            <text:p>- [Ophir](https://gotmax23.github.io/8G-Bingo-Cards/cards/Ophir.pdf)</text:p>
          </table:table-cell>
          <table:table-cell table:number-columns-repeated="8"/>
        </table:table-row>
        <table:table-row table:style-name="ro1">
          <table:table-cell table:formula="of:=ROW([.A36])" office:value-type="float" office:value="36" calcext:value-type="float">
            <text:p>36</text:p>
          </table:table-cell>
          <table:table-cell office:value-type="string" calcext:value-type="string">
            <text:p>Jacob HS</text:p>
          </table:table-cell>
          <table:table-cell office:value-type="string" calcext:value-type="string">
            <text:p>Jacob_HS</text:p>
          </table:table-cell>
          <table:table-cell table:formula="of:=CONCATENATE(&quot;mv &quot;; [.A36];&quot;.pdf&quot;;&quot; &quot;;[.C36];&quot;.pdf&quot;)" office:value-type="string" office:string-value="mv 36.pdf Jacob_HS.pdf" calcext:value-type="string">
            <text:p>mv 36.pdf Jacob_HS.pdf</text:p>
          </table:table-cell>
          <table:table-cell/>
          <table:table-cell table:formula="of:=CONCATENATE(&quot;- [&quot;;[.B36];&quot;]&quot;;&quot;(&quot;;&quot;https://gotmax23.github.io/8G-Bingo-Cards/cards/&quot;;;[.C36];&quot;.pdf)&quot;)" office:value-type="string" office:string-value="- [Jacob HS](https://gotmax23.github.io/8G-Bingo-Cards/cards/Jacob_HS.pdf)" calcext:value-type="string">
            <text:p>- [Jacob HS](https://gotmax23.github.io/8G-Bingo-Cards/cards/Jacob_HS.pdf)</text:p>
          </table:table-cell>
          <table:table-cell table:number-columns-repeated="8"/>
        </table:table-row>
        <table:table-row table:style-name="ro1">
          <table:table-cell table:formula="of:=ROW([.A37])" office:value-type="float" office:value="37" calcext:value-type="float">
            <text:p>37</text:p>
          </table:table-cell>
          <table:table-cell table:number-columns-repeated="2" office:value-type="string" calcext:value-type="string">
            <text:p>E1</text:p>
          </table:table-cell>
          <table:table-cell table:formula="of:=CONCATENATE(&quot;mv &quot;; [.A37];&quot;.pdf&quot;;&quot; &quot;;[.C37];&quot;.pdf&quot;)" office:value-type="string" office:string-value="mv 37.pdf E1.pdf" calcext:value-type="string">
            <text:p>mv 37.pdf E1.pdf</text:p>
          </table:table-cell>
          <table:table-cell/>
          <table:table-cell table:formula="of:=CONCATENATE(&quot;- [&quot;;[.B37];&quot;]&quot;;&quot;(&quot;;&quot;https://gotmax23.github.io/8G-Bingo-Cards/cards/&quot;;;[.C37];&quot;.pdf)&quot;)" office:value-type="string" office:string-value="- [E1](https://gotmax23.github.io/8G-Bingo-Cards/cards/E1.pdf)" calcext:value-type="string">
            <text:p>- [E1](https://gotmax23.github.io/8G-Bingo-Cards/cards/E1.pdf)</text:p>
          </table:table-cell>
          <table:table-cell table:number-columns-repeated="8"/>
        </table:table-row>
        <table:table-row table:style-name="ro1">
          <table:table-cell table:formula="of:=ROW([.A38])" office:value-type="float" office:value="38" calcext:value-type="float">
            <text:p>38</text:p>
          </table:table-cell>
          <table:table-cell table:number-columns-repeated="2" office:value-type="string" calcext:value-type="string">
            <text:p>E2</text:p>
          </table:table-cell>
          <table:table-cell table:formula="of:=CONCATENATE(&quot;mv &quot;; [.A38];&quot;.pdf&quot;;&quot; &quot;;[.C38];&quot;.pdf&quot;)" office:value-type="string" office:string-value="mv 38.pdf E2.pdf" calcext:value-type="string">
            <text:p>mv 38.pdf E2.pdf</text:p>
          </table:table-cell>
          <table:table-cell/>
          <table:table-cell table:formula="of:=CONCATENATE(&quot;- [&quot;;[.B38];&quot;]&quot;;&quot;(&quot;;&quot;https://gotmax23.github.io/8G-Bingo-Cards/cards/&quot;;;[.C38];&quot;.pdf)&quot;)" office:value-type="string" office:string-value="- [E2](https://gotmax23.github.io/8G-Bingo-Cards/cards/E2.pdf)" calcext:value-type="string">
            <text:p>- [E2](https://gotmax23.github.io/8G-Bingo-Cards/cards/E2.pdf)</text:p>
          </table:table-cell>
          <table:table-cell table:number-columns-repeated="8"/>
        </table:table-row>
        <table:table-row table:style-name="ro1">
          <table:table-cell table:formula="of:=ROW([.A39])" office:value-type="float" office:value="39" calcext:value-type="float">
            <text:p>39</text:p>
          </table:table-cell>
          <table:table-cell table:number-columns-repeated="2" office:value-type="string" calcext:value-type="string">
            <text:p>E3</text:p>
          </table:table-cell>
          <table:table-cell table:formula="of:=CONCATENATE(&quot;mv &quot;; [.A39];&quot;.pdf&quot;;&quot; &quot;;[.C39];&quot;.pdf&quot;)" office:value-type="string" office:string-value="mv 39.pdf E3.pdf" calcext:value-type="string">
            <text:p>mv 39.pdf E3.pdf</text:p>
          </table:table-cell>
          <table:table-cell/>
          <table:table-cell table:formula="of:=CONCATENATE(&quot;- [&quot;;[.B39];&quot;]&quot;;&quot;(&quot;;&quot;https://gotmax23.github.io/8G-Bingo-Cards/cards/&quot;;;[.C39];&quot;.pdf)&quot;)" office:value-type="string" office:string-value="- [E3](https://gotmax23.github.io/8G-Bingo-Cards/cards/E3.pdf)" calcext:value-type="string">
            <text:p>- [E3](https://gotmax23.github.io/8G-Bingo-Cards/cards/E3.pdf)</text:p>
          </table:table-cell>
          <table:table-cell table:number-columns-repeated="8"/>
        </table:table-row>
        <table:table-row table:style-name="ro1">
          <table:table-cell table:formula="of:=ROW([.A40])" office:value-type="float" office:value="40" calcext:value-type="float">
            <text:p>40</text:p>
          </table:table-cell>
          <table:table-cell table:number-columns-repeated="2" office:value-type="string" calcext:value-type="string">
            <text:p>E4</text:p>
          </table:table-cell>
          <table:table-cell table:formula="of:=CONCATENATE(&quot;mv &quot;; [.A40];&quot;.pdf&quot;;&quot; &quot;;[.C40];&quot;.pdf&quot;)" office:value-type="string" office:string-value="mv 40.pdf E4.pdf" calcext:value-type="string">
            <text:p>mv 40.pdf E4.pdf</text:p>
          </table:table-cell>
          <table:table-cell/>
          <table:table-cell table:formula="of:=CONCATENATE(&quot;- [&quot;;[.B40];&quot;]&quot;;&quot;(&quot;;&quot;https://gotmax23.github.io/8G-Bingo-Cards/cards/&quot;;;[.C40];&quot;.pdf)&quot;)" office:value-type="string" office:string-value="- [E4](https://gotmax23.github.io/8G-Bingo-Cards/cards/E4.pdf)" calcext:value-type="string">
            <text:p>- [E4](https://gotmax23.github.io/8G-Bingo-Cards/cards/E4.pdf)</text:p>
          </table:table-cell>
          <table:table-cell table:number-columns-repeated="8"/>
        </table:table-row>
        <table:table-row table:style-name="ro1">
          <table:table-cell table:formula="of:=ROW([.A41])" office:value-type="float" office:value="41" calcext:value-type="float">
            <text:p>41</text:p>
          </table:table-cell>
          <table:table-cell table:number-columns-repeated="2" office:value-type="string" calcext:value-type="string">
            <text:p>E5</text:p>
          </table:table-cell>
          <table:table-cell table:formula="of:=CONCATENATE(&quot;mv &quot;; [.A41];&quot;.pdf&quot;;&quot; &quot;;[.C41];&quot;.pdf&quot;)" office:value-type="string" office:string-value="mv 41.pdf E5.pdf" calcext:value-type="string">
            <text:p>mv 41.pdf E5.pdf</text:p>
          </table:table-cell>
          <table:table-cell/>
          <table:table-cell table:formula="of:=CONCATENATE(&quot;- [&quot;;[.B41];&quot;]&quot;;&quot;(&quot;;&quot;https://gotmax23.github.io/8G-Bingo-Cards/cards/&quot;;;[.C41];&quot;.pdf)&quot;)" office:value-type="string" office:string-value="- [E5](https://gotmax23.github.io/8G-Bingo-Cards/cards/E5.pdf)" calcext:value-type="string">
            <text:p>- [E5](https://gotmax23.github.io/8G-Bingo-Cards/cards/E5.pdf)</text:p>
          </table:table-cell>
          <table:table-cell table:number-columns-repeated="8"/>
        </table:table-row>
        <table:table-row table:style-name="ro1">
          <table:table-cell table:formula="of:=ROW([.A42])" office:value-type="float" office:value="42" calcext:value-type="float">
            <text:p>42</text:p>
          </table:table-cell>
          <table:table-cell table:number-columns-repeated="2" office:value-type="string" calcext:value-type="string">
            <text:p>E6</text:p>
          </table:table-cell>
          <table:table-cell table:formula="of:=CONCATENATE(&quot;mv &quot;; [.A42];&quot;.pdf&quot;;&quot; &quot;;[.C42];&quot;.pdf&quot;)" office:value-type="string" office:string-value="mv 42.pdf E6.pdf" calcext:value-type="string">
            <text:p>mv 42.pdf E6.pdf</text:p>
          </table:table-cell>
          <table:table-cell/>
          <table:table-cell table:formula="of:=CONCATENATE(&quot;- [&quot;;[.B42];&quot;]&quot;;&quot;(&quot;;&quot;https://gotmax23.github.io/8G-Bingo-Cards/cards/&quot;;;[.C42];&quot;.pdf)&quot;)" office:value-type="string" office:string-value="- [E6](https://gotmax23.github.io/8G-Bingo-Cards/cards/E6.pdf)" calcext:value-type="string">
            <text:p>- [E6](https://gotmax23.github.io/8G-Bingo-Cards/cards/E6.pdf)</text:p>
          </table:table-cell>
          <table:table-cell table:number-columns-repeated="8"/>
        </table:table-row>
        <table:table-row table:style-name="ro1">
          <table:table-cell table:formula="of:=ROW([.A43])" office:value-type="float" office:value="43" calcext:value-type="float">
            <text:p>43</text:p>
          </table:table-cell>
          <table:table-cell table:number-columns-repeated="2" office:value-type="string" calcext:value-type="string">
            <text:p>E7</text:p>
          </table:table-cell>
          <table:table-cell table:formula="of:=CONCATENATE(&quot;mv &quot;; [.A43];&quot;.pdf&quot;;&quot; &quot;;[.C43];&quot;.pdf&quot;)" office:value-type="string" office:string-value="mv 43.pdf E7.pdf" calcext:value-type="string">
            <text:p>mv 43.pdf E7.pdf</text:p>
          </table:table-cell>
          <table:table-cell/>
          <table:table-cell table:formula="of:=CONCATENATE(&quot;- [&quot;;[.B43];&quot;]&quot;;&quot;(&quot;;&quot;https://gotmax23.github.io/8G-Bingo-Cards/cards/&quot;;;[.C43];&quot;.pdf)&quot;)" office:value-type="string" office:string-value="- [E7](https://gotmax23.github.io/8G-Bingo-Cards/cards/E7.pdf)" calcext:value-type="string">
            <text:p>- [E7](https://gotmax23.github.io/8G-Bingo-Cards/cards/E7.pdf)</text:p>
          </table:table-cell>
          <table:table-cell table:number-columns-repeated="8"/>
        </table:table-row>
        <table:table-row table:style-name="ro1">
          <table:table-cell table:formula="of:=ROW([.A44])" office:value-type="float" office:value="44" calcext:value-type="float">
            <text:p>44</text:p>
          </table:table-cell>
          <table:table-cell table:number-columns-repeated="2" office:value-type="string" calcext:value-type="string">
            <text:p>E8</text:p>
          </table:table-cell>
          <table:table-cell table:formula="of:=CONCATENATE(&quot;mv &quot;; [.A44];&quot;.pdf&quot;;&quot; &quot;;[.C44];&quot;.pdf&quot;)" office:value-type="string" office:string-value="mv 44.pdf E8.pdf" calcext:value-type="string">
            <text:p>mv 44.pdf E8.pdf</text:p>
          </table:table-cell>
          <table:table-cell/>
          <table:table-cell table:formula="of:=CONCATENATE(&quot;- [&quot;;[.B44];&quot;]&quot;;&quot;(&quot;;&quot;https://gotmax23.github.io/8G-Bingo-Cards/cards/&quot;;;[.C44];&quot;.pdf)&quot;)" office:value-type="string" office:string-value="- [E8](https://gotmax23.github.io/8G-Bingo-Cards/cards/E8.pdf)" calcext:value-type="string">
            <text:p>- [E8](https://gotmax23.github.io/8G-Bingo-Cards/cards/E8.pdf)</text:p>
          </table:table-cell>
          <table:table-cell table:number-columns-repeated="8"/>
        </table:table-row>
        <table:table-row table:style-name="ro1">
          <table:table-cell table:formula="of:=ROW([.A45])" office:value-type="float" office:value="45" calcext:value-type="float">
            <text:p>45</text:p>
          </table:table-cell>
          <table:table-cell table:number-columns-repeated="2" office:value-type="string" calcext:value-type="string">
            <text:p>E9</text:p>
          </table:table-cell>
          <table:table-cell table:formula="of:=CONCATENATE(&quot;mv &quot;; [.A45];&quot;.pdf&quot;;&quot; &quot;;[.C45];&quot;.pdf&quot;)" office:value-type="string" office:string-value="mv 45.pdf E9.pdf" calcext:value-type="string">
            <text:p>mv 45.pdf E9.pdf</text:p>
          </table:table-cell>
          <table:table-cell/>
          <table:table-cell table:formula="of:=CONCATENATE(&quot;- [&quot;;[.B45];&quot;]&quot;;&quot;(&quot;;&quot;https://gotmax23.github.io/8G-Bingo-Cards/cards/&quot;;;[.C45];&quot;.pdf)&quot;)" office:value-type="string" office:string-value="- [E9](https://gotmax23.github.io/8G-Bingo-Cards/cards/E9.pdf)" calcext:value-type="string">
            <text:p>- [E9](https://gotmax23.github.io/8G-Bingo-Cards/cards/E9.pdf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5:10:17.225556182</meta:creation-date>
    <dc:date>2020-05-12T21:41:56.713275030</dc:date>
    <meta:editing-duration>PT4H20S</meta:editing-duration>
    <meta:editing-cycles>5</meta:editing-cycles>
    <meta:generator>LibreOffice/6.4.3.2$Linux_X86_64 LibreOffice_project/40$Build-2</meta:generator>
    <meta:document-statistic meta:table-count="1" meta:cell-count="227" meta:object-count="0"/>
  </office:meta>
</office:document-meta>
</file>